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Foglio1" table:style-name="ta1">
        <table:shapes>
          <draw:frame draw:z-index="0" draw:style-name="gr1" svg:width="9.914cm" svg:height="6.325cm" svg:x="0.744cm" svg:y="8.098cm">
            <draw:object draw:notify-on-update-of-ranges="Foglio1.D7:Foglio1.D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1" table:default-cell-style-name="ce3"/>
        <table:table-row table:style-name="ro1" table:number-rows-repeated="6">
          <table:table-cell table:style-name="Default" table:number-columns-repeated="5"/>
        </table:table-row>
        <table:table-row table:style-name="ro1">
          <table:table-cell table:style-name="ce1" office:value-type="string">
            <text:p>Weight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Stretch</text:p>
          </table:table-cell>
          <table:table-cell table:style-name="ce1" office:value-type="string">
            <text:p>Contraction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74.9">
            <text:p>74,9</text:p>
          </table:table-cell>
          <table:table-cell office:value-type="float" office:value="2.1">
            <text:p>2,1</text:p>
          </table:table-cell>
          <table:table-cell office:value-type="float" office:value="0">
            <text:p>0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.5">
            <text:p>75,5</text:p>
          </table:table-cell>
          <table:table-cell/>
          <table:table-cell table:style-name="ce3" table:formula="of:=([.B9]/[.B$8])-1" office:value-type="percentage" office:value="0.00801068090787704">
            <text:p>0,80%</text:p>
          </table:table-cell>
          <table:table-cell table:formula="of:=1-([.C9]/[.C$8])" office:value-type="percentage" office:value="1">
            <text:p>100,00%</text:p>
          </table:table-cell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75.9">
            <text:p>75,9</text:p>
          </table:table-cell>
          <table:table-cell/>
          <table:table-cell table:style-name="ce3" table:formula="of:=([.B10]/[.B$8])-1" office:value-type="percentage" office:value="0.0133511348464619">
            <text:p>1,34%</text:p>
          </table:table-cell>
          <table:table-cell table:formula="of:=1-([.C10]/[.C$8])" office:value-type="percentage" office:value="1">
            <text:p>100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.7">
            <text:p>76,7</text:p>
          </table:table-cell>
          <table:table-cell/>
          <table:table-cell table:style-name="ce3" table:formula="of:=([.B11]/[.B$8])-1" office:value-type="percentage" office:value="0.0240320427236316">
            <text:p>2,40%</text:p>
          </table:table-cell>
          <table:table-cell table:formula="of:=1-([.C11]/[.C$8])" office:value-type="percentage" office:value="1">
            <text:p>100,00%</text:p>
          </table:table-cell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77.4">
            <text:p>77,4</text:p>
          </table:table-cell>
          <table:table-cell/>
          <table:table-cell table:style-name="ce3" table:formula="of:=([.B12]/[.B$8])-1" office:value-type="percentage" office:value="0.0333778371161548">
            <text:p>3,34%</text:p>
          </table:table-cell>
          <table:table-cell table:formula="of:=1-([.C12]/[.C$8])" office:value-type="percentage" office:value="1">
            <text:p>100,00%</text:p>
          </table:table-cell>
        </table:table-row>
        <table:table-row table:style-name="ro1">
          <table:table-cell office:value-type="float" office:value="15.5">
            <text:p>15,5</text:p>
          </table:table-cell>
          <table:table-cell office:value-type="float" office:value="78.8">
            <text:p>78,8</text:p>
          </table:table-cell>
          <table:table-cell/>
          <table:table-cell table:style-name="ce3" table:formula="of:=([.B13]/[.B$8])-1" office:value-type="percentage" office:value="0.0520694259012016">
            <text:p>5,21%</text:p>
          </table:table-cell>
          <table:table-cell table:formula="of:=1-([.C13]/[.C$8])" office:value-type="percentage" office:value="1">
            <text:p>100,00%</text:p>
          </table:table-cell>
        </table:table-row>
        <table:table-row table:style-name="ro1">
          <table:table-cell office:value-type="float" office:value="20.5">
            <text:p>20,5</text:p>
          </table:table-cell>
          <table:table-cell office:value-type="float" office:value="79.7">
            <text:p>79,7</text:p>
          </table:table-cell>
          <table:table-cell/>
          <table:table-cell table:style-name="ce3" table:formula="of:=([.B14]/[.B$8])-1" office:value-type="percentage" office:value="0.0640854472630172">
            <text:p>6,41%</text:p>
          </table:table-cell>
          <table:table-cell table:formula="of:=1-([.C14]/[.C$8])" office:value-type="percentage" office:value="1">
            <text:p>100,00%</text:p>
          </table:table-cell>
        </table:table-row>
        <table:table-row table:style-name="ro1">
          <table:table-cell office:value-type="float" office:value="25.5">
            <text:p>25,5</text:p>
          </table:table-cell>
          <table:table-cell office:value-type="float" office:value="80.7">
            <text:p>80,7</text:p>
          </table:table-cell>
          <table:table-cell/>
          <table:table-cell table:style-name="ce3" table:formula="of:=([.B15]/[.B$8])-1" office:value-type="percentage" office:value="0.0774365821094793">
            <text:p>7,74%</text:p>
          </table:table-cell>
          <table:table-cell table:formula="of:=1-([.C15]/[.C$8])" office:value-type="percentage" office:value="1">
            <text:p>100,00%</text:p>
          </table:table-cell>
        </table:table-row>
        <table:table-row table:style-name="ro1">
          <table:table-cell office:value-type="float" office:value="30.5">
            <text:p>30,5</text:p>
          </table:table-cell>
          <table:table-cell office:value-type="float" office:value="81.2">
            <text:p>81,2</text:p>
          </table:table-cell>
          <table:table-cell/>
          <table:table-cell table:style-name="ce3" table:formula="of:=([.B16]/[.B$8])-1" office:value-type="percentage" office:value="0.0841121495327102">
            <text:p>8,41%</text:p>
          </table:table-cell>
          <table:table-cell table:formula="of:=1-([.C16]/[.C$8])" office:value-type="percentage" office:value="1">
            <text:p>100,00%</text:p>
          </table:table-cell>
        </table:table-row>
        <table:table-row table:style-name="ro1">
          <table:table-cell office:value-type="float" office:value="35.5">
            <text:p>35,5</text:p>
          </table:table-cell>
          <table:table-cell office:value-type="float" office:value="81.7">
            <text:p>81,7</text:p>
          </table:table-cell>
          <table:table-cell office:value-type="float" office:value="1.85">
            <text:p>1,85</text:p>
          </table:table-cell>
          <table:table-cell table:style-name="ce3" table:formula="of:=([.B17]/[.B$8])-1" office:value-type="percentage" office:value="0.0907877169559412">
            <text:p>9,08%</text:p>
          </table:table-cell>
          <table:table-cell table:formula="of:=[.C17]/[.C$8]" office:value-type="percentage" office:value="0.880952380952381">
            <text:p>88,10%</text:p>
          </table:table-cell>
        </table:table-row>
        <table:table-row table:style-name="ro1" table:number-rows-repeated="7">
          <table:table-cell table:number-columns-repeated="4"/>
          <table:table-cell table:style-name="ce2"/>
        </table:table-row>
        <table:table-row table:style-name="ro1">
          <table:table-cell table:number-columns-repeated="4"/>
          <table:table-cell table:style-name="ce2"/>
        </table:table-row>
      </table:table>
      <table:table table:name="Foglio2" table:style-name="ta1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22.08.2012</text:date>, <text:time>22:26:4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li Seppänen</meta:initial-creator>
    <meta:creation-date>2012-08-22T12:39:18</meta:creation-date>
    <dc:date>2012-08-22T22:26:43</dc:date>
    <dc:creator>Samuli Seppänen</dc:creator>
    <meta:editing-duration>PT9H17M4S</meta:editing-duration>
    <meta:editing-cycles>1</meta:editing-cycles>
    <meta:document-statistic meta:table-count="3" meta:cell-count="55" meta:object-count="1"/>
    <meta:generator>LibreOffice/3.4$Uni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15cm" svg:height="6.326cm" xlink:href=".." xlink:type="simple" chart:class="chart:line" chart:style-name="ch1">
        <chart:legend chart:legend-position="end" svg:x="7.46cm" svg:y="2.864cm" style:legend-expansion="high" chart:style-name="ch2"/>
        <chart:plot-area chart:style-name="ch3" table:cell-range-address="Foglio1.D7:Foglio1.D8 Foglio1.D10:Foglio1.D10 Foglio1.D12:Foglio1.D17" chart:data-source-has-labels="row" svg:x="0.648cm" svg:y="0.639cm" svg:width="6.416cm" svg:height="5.141cm">
          <chartooo:coordinate-region svg:x="1.56cm" svg:y="0.838cm" svg:width="5.41cm" svg:height="4.2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D8:Foglio1.D8 Foglio1.D10:Foglio1.D10 Foglio1.D12:Foglio1.D17" chart:label-cell-address="Foglio1.D7:Foglio1.D7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etch</text:p>
                <draw:g>
                  <svg:desc>Foglio1.D7:Foglio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1.D8:Foglio1.D8 Foglio1.D10:Foglio1.D10 Foglio1.D12:Foglio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3511348464619">
                <text:p>0.0133511348464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3778371161548">
                <text:p>0.0333778371161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0694259012016">
                <text:p>0.0520694259012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40854472630172">
                <text:p>0.0640854472630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74365821094793">
                <text:p>0.0774365821094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1121495327102">
                <text:p>0.0841121495327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07877169559412">
                <text:p>0.09078771695594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